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bd52b"/>
    </style:style>
    <style:style style:name="P2" style:family="paragraph" style:parent-style-name="Text_20_body">
      <style:text-properties officeooo:paragraph-rsid="000bd52b"/>
    </style:style>
    <style:style style:name="P3" style:family="paragraph" style:parent-style-name="Text_20_body">
      <style:text-properties officeooo:paragraph-rsid="000c88dc"/>
    </style:style>
    <style:style style:name="P4" style:family="paragraph" style:parent-style-name="Text_20_body">
      <style:paragraph-properties fo:margin-left="1.251cm" fo:margin-right="0cm" fo:text-indent="0cm" style:auto-text-indent="false"/>
      <style:text-properties officeooo:paragraph-rsid="000c88dc"/>
    </style:style>
    <style:style style:name="P5" style:family="paragraph" style:parent-style-name="Heading_20_2">
      <style:text-properties fo:font-style="normal" style:font-style-asian="normal" style:font-style-complex="normal"/>
    </style:style>
    <style:style style:name="P6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T1" style:family="text">
      <style:text-properties officeooo:rsid="000bd52b"/>
    </style:style>
    <style:style style:name="T2" style:family="text">
      <style:text-properties fo:font-style="normal" officeooo:rsid="000bd52b" style:font-style-asian="normal" style:font-style-complex="normal"/>
    </style:style>
    <style:style style:name="T3" style:family="text">
      <style:text-properties fo:font-style="normal" officeooo:rsid="000c88dc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1">Activation client</text:span></text:h>
      <text:p text:style-name="P1"><text:span text:style-name="T1"/></text:p>
      <text:h text:style-name="P5" text:outline-level="2"><text:span text:style-name="T1">Login</text:span></text:h>
      <text:p text:style-name="P1"><text:span text:style-name="T1">1. Open the Activation client, enter your username/password in the respective fileds and click on the 'Login' button. (The username/password are generated in the Installers tab in the Web Interface, for instructions refer to the corresponding manual.)</text:span></text:p>
      <text:p text:style-name="P1"><text:span text:style-name="T1"/></text:p>
      <text:h text:style-name="P5" text:outline-level="2"><text:span text:style-name="T1">Register a new machine</text:span></text:h>
      <text:p text:style-name="P1"><text:span text:style-name="T1"/></text:p>
      <text:p text:style-name="P1"><text:span text:style-name="T1">1. After logging in, click on the 'Set-up the machine for the first time.'</text:span></text:p>
      <text:p text:style-name="P1"><text:span text:style-name="T1">2. Select the School/Group from the drop down and enter the name of the Machine.</text:span></text:p>
      <text:p text:style-name="P1"><text:span text:style-name="T1">3. Click on 'Register' to proceed.</text:span></text:p>
      <text:p text:style-name="P1"><text:span text:style-name="T1"/></text:p>
      <text:p text:style-name="P1"><text:span text:style-name="T1">Note: If you are displayed a 'A similar machine already exists', </text:span><text:span text:style-name="T2">restart the application and </text:span><text:span text:style-name="T1">please follow the instructions for, 'This is an old machine'</text:span></text:p>
      <text:p text:style-name="P1"><text:span text:style-name="T1"/></text:p>
      <text:h text:style-name="P5" text:outline-level="2"><text:span text:style-name="T1">This is an old machine</text:span></text:h>
      <text:p text:style-name="P2"><text:span text:style-name="T2">1. After logging in, click on the 'This is an old machine' on the screen that is displayed.</text:span></text:p>
      <text:p text:style-name="P2"><text:span text:style-name="T2"/></text:p>
      <text:p text:style-name="P2"><text:span text:style-name="T2">Note : If you are displayed 'The machine does not exists', restart the application and please follow the instructions for, 'Register a new machine'</text:span></text:p>
      <text:p text:style-name="P2"><text:span text:style-name="T2"/></text:p>
      <text:p text:style-name="P3"><text:span text:style-name="T3">Note:</text:span></text:p>
      <text:p text:style-name="P4"><text:span text:style-name="T3">1. To recieve updates, a machine should be activated fir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epanshu Mehndiratta</meta:initial-creator>
    <meta:creation-date>2013-07-27T20:18:01</meta:creation-date>
    <dc:date>2013-07-27T20:28:45</dc:date>
    <dc:creator>Deepanshu Mehndiratta</dc:creator>
    <meta:editing-duration>PT1M7S</meta:editing-duration>
    <meta:editing-cycles>3</meta:editing-cycles>
    <meta:generator>LibreOffice/4.0.2.2$Linux_x86 LibreOffice_project/400m0$Build-2</meta:generator>
    <meta:document-statistic meta:table-count="0" meta:image-count="0" meta:object-count="0" meta:page-count="1" meta:paragraph-count="13" meta:word-count="162" meta:character-count="960" meta:non-whitespace-character-count="811"/>
  </office:meta>
</office:document-meta>
</file>